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3a8a" officeooo:paragraph-rsid="001c3a8a"/>
    </style:style>
    <style:style style:name="P2" style:family="paragraph" style:parent-style-name="Standard">
      <style:paragraph-properties fo:break-before="page"/>
      <style:text-properties officeooo:paragraph-rsid="001c3a8a"/>
    </style:style>
    <style:style style:name="T1" style:family="text">
      <style:text-properties officeooo:rsid="001c3a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Bookmark 1"/>text</text:p>
      <text:p text:style-name="P2"><text:a xlink:type="simple" xlink:href="#Bookmark 1" text:style-name="Internet_20_link" text:visited-style-name="Visited_20_Internet_20_Link"><text:span text:style-name="T1">#Bookmark 1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23T13:15:50.737000000</meta:creation-date>
    <dc:date>2019-08-23T13:16:46.154000000</dc:date>
    <meta:editing-duration>PT56S</meta:editing-duration>
    <meta:editing-cycles>1</meta:editing-cycles>
    <meta:document-statistic meta:table-count="0" meta:image-count="0" meta:object-count="0" meta:page-count="2" meta:paragraph-count="2" meta:word-count="3" meta:character-count="15" meta:non-whitespace-character-count="14"/>
    <meta:generator>LibreOfficeDev/6.4.0.0.alpha0$Windows_X86_64 LibreOffice_project/ec3a14ba93ba0be49170afa979f299bbf9e24300</meta:generator>
  </office:meta>
</office:document-meta>
</file>